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Preformatted_20_Text">
      <style:paragraph-properties fo:margin-left="0in" fo:margin-right="0in" fo:margin-top="0in" fo:margin-bottom="0in" fo:text-indent="0in" style:auto-text-indent="false"/>
    </style:style>
    <style:style style:name="T1" style:family="text">
      <style:text-properties fo:color="#c0c0c0"/>
    </style:style>
    <style:style style:name="T2" style:family="text">
      <style:text-properties fo:color="#000000"/>
    </style:style>
    <style:style style:name="T3" style:family="text">
      <style:text-properties fo:color="#000080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 Simple Low-Pass Filter Example</text:p>
      <text:p text:style-name="P1">Wyatt Newman</text:p>
      <text:p text:style-name="P1">October, 2014</text:p>
      <text:p text:style-name="Standard"/>
      <text:p text:style-name="Standard">Sensor signals can be noisy, motivating filtering. <text:s/>This is particularly true of sensor values in drcsim for the wrist and feet force/torque sensors, as well as the joint effort sensors.</text:p>
      <text:p text:style-name="Standard"/>
      <text:p text:style-name="Standard">An example of implementing a simple, 1st-order low-pass filter appears in the class code under …/examples/example_filter. <text:s/>The node “foot_wrench_filter” subscribes to the robot's sensor values on the atlas/atlas_state topic. <text:s/>From this topic, only the r_foot and l_foot force/torque values are examined. <text:s/>These are modified within the callback by the following example line of code:</text:p>
      <text:p text:style-name="Standard"/>
      <text:p text:style-name="P3"><text:span text:style-name="T1"><text:s text:c="4"/></text:span>g_r_foot<text:span text:style-name="T2">[</text:span><text:span text:style-name="T3">2</text:span><text:span text:style-name="T2">]</text:span><text:span text:style-name="T1"> </text:span><text:span text:style-name="T2">=</text:span><text:span text:style-name="T1"> </text:span><text:span text:style-name="T2">(</text:span><text:span text:style-name="T3">1</text:span><text:span text:style-name="T1"> </text:span><text:span text:style-name="T2">-</text:span><text:span text:style-name="T1"> </text:span>a_factor<text:span text:style-name="T2">)</text:span><text:span text:style-name="T1"> </text:span><text:span text:style-name="T2">*</text:span>g_r_foot<text:span text:style-name="T2">[</text:span><text:span text:style-name="T3">2</text:span><text:span text:style-name="T2">]+</text:span><text:span text:style-name="T1"> <text:s/></text:span>a_factor<text:span text:style-name="T1"> </text:span><text:span text:style-name="T2">*</text:span><text:span text:style-name="T1"> </text:span><text:span text:style-name="T2">states.</text:span>r_foot<text:span text:style-name="T2">.</text:span>force<text:span text:style-name="T2">.</text:span>z<text:span text:style-name="T2">;</text:span></text:p>
      <text:p text:style-name="Standard"/>
      <text:p text:style-name="Standard">This expression is equivalent to:</text:p>
      <text:p text:style-name="Standard">x(t+dt) = (1-a)*x(t) + a*u(t+dt)</text:p>
      <text:p text:style-name="Standard">where x(t) is the filtered output, being stimulated by input (sensor samples) u(t). <text:s/>The value of “dt” is determined by the callback update rate, which will synchronize with the 1kHz publication rate of atlas/atlas_state.</text:p>
      <text:p text:style-name="Standard"/>
      <text:p text:style-name="Standard">Rearranging algebraically, we have:</text:p>
      <text:p text:style-name="Standard"/>
      <text:p text:style-name="Standard"><draw:frame draw:style-name="fr1" draw:name="Object3" text:anchor-type="as-char" svg:y="-0.152in" svg:width="2.4516in" svg:height="0.2008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>or, </text:p>
      <text:p text:style-name="Standard"><draw:frame draw:style-name="fr1" draw:name="Object2" text:anchor-type="as-char" svg:y="-0.2437in" svg:width="1.8283in" svg:height="0.392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Treating delta-t in the the above as small, we have an (approximate) ordinary, linear differential equation. <text:s/>To visualize the solution, consider a step input for u(t). <text:s/>If u(0) is u0, and if the initial condition is x(0) = x0, then the solution to the differential equation is:</text:p>
      <text:p text:style-name="Standard"/>
      <text:p text:style-name="Standard"><draw:frame draw:style-name="fr1" draw:name="Object1" text:anchor-type="as-char" svg:y="-0.1744in" svg:width="1.8083in" svg:height="0.2346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We can see that x(t) approaches u0 with an error that decays exponentially with time constant <draw:frame draw:style-name="fr1" draw:name="Object4" text:anchor-type="as-char" svg:y="-0.2445in" svg:width="0.5283in" svg:height="0.3937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. <text:s/>Because the exponent is negative, the error converges to zero. <text:s/>However, this does constrain choices of the parameter “a” to positive values (else the algorithm will not converge).</text:p>
      <text:p text:style-name="Standard"/>
      <text:p text:style-name="Standard">There is also a limit on the maximum size of “a”. <text:s/>As a approaches unity, the algorithm degenerates to simply: </text:p>
      <text:p text:style-name="Standard">x(t+dt) = (1-a)*x(t) + a*u(t) = u(t).</text:p>
      <text:p text:style-name="Standard"/>
      <text:p text:style-name="Standard">That is, there is no filtering for a=1. <text:s/>Rather, the raw samples, u(t), are copied identically to the output x(t). <text:s/></text:p>
      <text:p text:style-name="Standard"/>
      <text:p text:style-name="Standard"><text:soft-page-break/>We can interpret the time constant in terms of a low-pass filter cut-off frequency: </text:p>
      <text:p text:style-name="Standard"><draw:frame draw:style-name="fr1" draw:name="Object5" text:anchor-type="as-char" svg:y="-0.1484in" svg:width="0.7043in" svg:height="0.2091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>For input frequencies greater than this low-pass filter cut-off frequency, the input oscillations will be attenuated in the output (filtered) signal. <text:s/>For input oscillations well below this frequency, the output will contain the unattenuated stimulus. <text:s/></text:p>
      <text:p text:style-name="Standard"/>
      <text:p text:style-name="Standard">In terms of visualizing the influence of this filter, a low-frequency cut-off filter (i.e., small value of a) performs heavy filtering, resulting in very clean outputs. <text:s/>However, this also means that the filtered output is slow to respond to sudden stimuli. <text:s/>If the low-pass filter is too slow, then it introduce difficulties in feedback. <text:s/>Equivalently, a feedback signal that is “late” can result in a corrective action that is inappropriate (e.g. in the wrong direction), ultimately leading to instability. <text:s/>Choosing a low-pass filter cut-off frequency should be done in coordination with choosing feedback gains.</text:p>
      <text:p text:style-name="Standard"/>
      <text:p text:style-name="Standard">The example code in the example_filter package, node foot_wrench_filter, performs low-pass filtering on the foot force/torque signals. <text:s/>The result is republished on the topics: r_foot_filtered and l_foot_filtered. <text:s/>The influence of filtering can be seen by plotting the “raw” signals and the filtered signals on the same plot, e.g. using:</text:p>
      <text:p text:style-name="Standard"/>
      <text:p text:style-name="Standard">rqt_plot atlas/atlas_state/r_foot/force/z /r_foot_filtered/wrench/force/z</text:p>
      <text:p text:style-name="Standard"/>
      <text:p text:style-name="Standard">or: <text:s/></text:p>
      <text:p text:style-name="Standard"/>
      <text:p text:style-name="Standard">rqt_plot atlas/atlas_state/r_foot/torque/y /r_foot_filtered/wrench/torque/y</text:p>
      <text:p text:style-name="Standard"/>
      <text:p text:style-name="Standard">In the source code, the values a_factor and b_factor may be changed to see the influence of these terms on the low-pass filtered resul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yatt Newman</meta:initial-creator>
    <meta:creation-date>2014-10-21T15:42:41</meta:creation-date>
    <dc:date>2014-10-21T16:28:08</dc:date>
    <dc:creator>Wyatt Newman</dc:creator>
    <meta:editing-duration>PT10M56S</meta:editing-duration>
    <meta:editing-cycles>1</meta:editing-cycles>
    <meta:document-statistic meta:table-count="0" meta:image-count="0" meta:object-count="5" meta:page-count="2" meta:paragraph-count="28" meta:word-count="513" meta:character-count="3435" meta:non-whitespace-character-count="2908"/>
    <meta:generator>LibreOffice/3.5$Linux_X86_64 LibreOffice_project/350m1$Build-2</meta:generator>
  </office:meta>
</office:document-meta>
</file>

<file path=Object 1/content.xml><?xml version="1.0" encoding="utf-8"?>
<math xmlns="http://www.w3.org/1998/Math/MathML">
  <semantics>
    <mrow>
      <mi>x</mi>
      <mrow>
        <mrow>
          <mo stretchy="false">(</mo>
          <mrow>
            <mi>t</mi>
          </mrow>
          <mo stretchy="false">)</mo>
        </mrow>
        <mo stretchy="false">=</mo>
        <mrow>
          <msub>
            <mi>u</mi>
            <mn>0</mn>
          </msub>
          <mo stretchy="false">−</mo>
          <mrow>
            <mo stretchy="false">(</mo>
            <mrow>
              <mrow>
                <msub>
                  <mi>u</mi>
                  <mn>0</mn>
                </msub>
                <mo stretchy="false">−</mo>
                <msub>
                  <mi>x</mi>
                  <mn>0</mn>
                </msub>
              </mrow>
            </mrow>
            <mo stretchy="false">)</mo>
          </mrow>
        </mrow>
      </mrow>
      <msup>
        <mi>e</mi>
        <mrow>
          <mrow>
            <mo stretchy="false">−</mo>
            <mrow>
              <mo stretchy="false">(</mo>
              <mrow>
                <mrow>
                  <mi>a</mi>
                  <mo stretchy="false">/</mo>
                  <mo stretchy="false">Δ</mo>
                </mrow>
                <mi>t</mi>
              </mrow>
              <mo stretchy="false">)</mo>
            </mrow>
          </mrow>
          <mi>t</mi>
        </mrow>
      </msup>
    </mrow>
    <annotation encoding="StarMath 5.0">x(t) = u_0 - (u_0 - x_0) e^{-(a/%DELTA t)t}
</annotation>
  </semantics>
</math>
</file>

<file path=Object 2/content.xml><?xml version="1.0" encoding="utf-8"?>
<math xmlns="http://www.w3.org/1998/Math/MathML">
  <semantics>
    <mrow>
      <mrow>
        <mfrac>
          <mrow>
            <mo stretchy="false">Δ</mo>
            <mi>x</mi>
          </mrow>
          <mrow>
            <mo stretchy="false">Δ</mo>
            <mi>t</mi>
          </mrow>
        </mfrac>
        <mo stretchy="false">=</mo>
        <mfrac>
          <mi>a</mi>
          <mrow>
            <mo stretchy="false">Δ</mo>
            <mi>t</mi>
          </mrow>
        </mfrac>
      </mrow>
      <mrow>
        <mo stretchy="false">(</mo>
        <mrow>
          <mi>u</mi>
          <mrow>
            <mrow>
              <mo stretchy="false">(</mo>
              <mrow>
                <mrow>
                  <mi>t</mi>
                  <mo stretchy="false">+</mo>
                  <mo stretchy="false">Δ</mo>
                </mrow>
                <mi>t</mi>
              </mrow>
              <mo stretchy="false">)</mo>
            </mrow>
            <mo stretchy="false">−</mo>
            <mi>x</mi>
          </mrow>
          <mrow>
            <mo stretchy="false">(</mo>
            <mrow>
              <mi>t</mi>
            </mrow>
            <mo stretchy="false">)</mo>
          </mrow>
        </mrow>
        <mo stretchy="false">)</mo>
      </mrow>
    </mrow>
    <annotation encoding="StarMath 5.0">{%DELTA x} over { %DELTA t} = a over {%DELTA t} (u(t+%DELTA t) - x(t))</annotation>
  </semantics>
</math>
</file>

<file path=Object 3/content.xml><?xml version="1.0" encoding="utf-8"?>
<math xmlns="http://www.w3.org/1998/Math/MathML">
  <semantics>
    <mrow>
      <mi>x</mi>
      <mrow>
        <mrow>
          <mo stretchy="false">(</mo>
          <mrow>
            <mrow>
              <mi>t</mi>
              <mo stretchy="false">+</mo>
              <mo stretchy="false">Δ</mo>
            </mrow>
            <mi>t</mi>
          </mrow>
          <mo stretchy="false">)</mo>
        </mrow>
        <mo stretchy="false">−</mo>
        <mi>x</mi>
      </mrow>
      <mrow>
        <mrow>
          <mo stretchy="false">(</mo>
          <mrow>
            <mi>t</mi>
          </mrow>
          <mo stretchy="false">)</mo>
        </mrow>
        <mo stretchy="false">=</mo>
        <mi>a</mi>
      </mrow>
      <mrow>
        <mo stretchy="false">(</mo>
        <mrow>
          <mi>u</mi>
          <mrow>
            <mrow>
              <mo stretchy="false">(</mo>
              <mrow>
                <mrow>
                  <mi>t</mi>
                  <mo stretchy="false">+</mo>
                  <mo stretchy="false">Δ</mo>
                </mrow>
                <mi>t</mi>
              </mrow>
              <mo stretchy="false">)</mo>
            </mrow>
            <mo stretchy="false">−</mo>
            <mi>x</mi>
          </mrow>
          <mrow>
            <mo stretchy="false">(</mo>
            <mrow>
              <mi>t</mi>
            </mrow>
            <mo stretchy="false">)</mo>
          </mrow>
        </mrow>
        <mo stretchy="false">)</mo>
      </mrow>
    </mrow>
    <annotation encoding="StarMath 5.0">x(t+%DELTA t) - x(t) = a (u(t+%DELTA t) - x(t))
</annotation>
  </semantics>
</math>
</file>

<file path=Object 4/content.xml><?xml version="1.0" encoding="utf-8"?>
<math xmlns="http://www.w3.org/1998/Math/MathML">
  <semantics>
    <mrow>
      <mrow>
        <mo stretchy="false">τ</mo>
        <mo stretchy="false">=</mo>
        <mfrac>
          <mrow>
            <mo stretchy="false">Δ</mo>
            <mi>t</mi>
          </mrow>
          <mi>a</mi>
        </mfrac>
      </mrow>
    </mrow>
    <annotation encoding="StarMath 5.0">%tau =  {%DELTA t} over a 
</annotation>
  </semantics>
</math>
</file>

<file path=Object 5/content.xml><?xml version="1.0" encoding="utf-8"?>
<math xmlns="http://www.w3.org/1998/Math/MathML">
  <semantics>
    <mrow>
      <mrow>
        <msub>
          <mo stretchy="false">ω</mo>
          <mi mathvariant="italic">lpf</mi>
        </msub>
        <mo stretchy="false">=</mo>
        <mrow>
          <mn>1</mn>
          <mo stretchy="false">/</mo>
          <mo stretchy="false">τ</mo>
        </mrow>
      </mrow>
    </mrow>
    <annotation encoding="StarMath 5.0">%omega_lpf = 1/%tau
</annotation>
  </semantics>
</math>
</file>